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AA000000B4FB0793EC51971B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center" style:justify-single-word="false"/>
      <style:text-properties fo:font-size="28pt" fo:font-weight="bold" officeooo:rsid="001cd9e1" officeooo:paragraph-rsid="001cd9e1"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4" style:family="paragraph" style:parent-style-name="Standard">
      <style:paragraph-properties fo:text-align="center"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5" style:family="paragraph" style:parent-style-name="Standard">
      <style:paragraph-properties fo:text-align="end"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6" style:family="paragraph" style:parent-style-name="Standard">
      <style:paragraph-properties fo:text-align="center" style:justify-single-word="false"/>
      <style:text-properties fo:font-size="28pt" fo:font-weight="bold" officeooo:rsid="001cd9e1" officeooo:paragraph-rsid="001cd9e1" style:font-size-asian="28pt" style:font-weight-asian="bold" style:font-size-complex="28pt" style:font-weight-complex="bold"/>
    </style:style>
    <style:style style:name="P7" style:family="paragraph" style:parent-style-name="Standard">
      <style:paragraph-properties fo:text-align="start" style:justify-single-word="false"/>
      <style:text-properties fo:font-size="15pt" style:text-underline-style="none" fo:font-weight="bold" officeooo:rsid="00bf685c" officeooo:paragraph-rsid="00bf685c" style:font-size-asian="13.1000003814697pt" style:font-weight-asian="bold" style:font-size-complex="15pt" style:font-weight-complex="bold"/>
    </style:style>
    <style:style style:name="P8" style:family="paragraph" style:parent-style-name="Text_20_body">
      <style:text-properties officeooo:paragraph-rsid="00b9039f"/>
    </style:style>
    <style:style style:name="P9" style:family="paragraph" style:parent-style-name="Table_20_Contents">
      <style:paragraph-properties fo:text-align="start" style:justify-single-word="false"/>
      <style:text-properties fo:font-size="10pt" style:text-underline-style="none" fo:font-weight="bold" officeooo:rsid="002f9037" officeooo:paragraph-rsid="00bf685c" style:font-size-asian="8.75pt" style:font-weight-asian="bold" style:font-size-complex="10pt" style:font-weight-complex="bold"/>
    </style:style>
    <style:style style:name="P10" style:family="paragraph" style:parent-style-name="Table_20_Contents">
      <style:paragraph-properties fo:text-align="start" style:justify-single-word="false"/>
      <style:text-properties officeooo:paragraph-rsid="00bf685c"/>
    </style:style>
    <style:style style:name="T1" style:family="text">
      <style:text-properties officeooo:rsid="00a51477"/>
    </style:style>
    <style:style style:name="T2" style:family="text">
      <style:text-properties fo:font-weight="normal" style:font-weight-asian="normal" style:font-weight-complex="normal"/>
    </style:style>
    <style:style style:name="T3" style:family="text">
      <style:text-properties fo:font-size="10pt" style:text-underline-style="none" fo:font-weight="bold" officeooo:rsid="00c27c97" style:font-size-asian="10pt" style:font-weight-asian="bold" style:font-size-complex="10pt" style:font-weight-complex="bold"/>
    </style:style>
    <style:style style:name="T4" style:family="text">
      <style:text-properties fo:font-size="10pt" style:text-underline-style="none" fo:font-weight="bold" officeooo:rsid="00c15205" style:font-size-asian="10pt" style:font-weight-asian="bold" style:font-size-complex="10pt" style:font-weight-complex="bold"/>
    </style:style>
    <style:style style:name="T5" style:family="text">
      <style:text-properties fo:font-size="10pt" style:text-underline-style="none" fo:font-weight="bold" officeooo:rsid="00b610bd" style:font-size-asian="10pt" style:font-weight-asian="bold" style:font-size-complex="10pt" style:font-weight-complex="bold"/>
    </style:style>
    <style:style style:name="T6" style:family="text">
      <style:text-properties fo:font-size="10pt" style:text-underline-style="none" fo:font-weight="bold" officeooo:rsid="00c0b512" style:font-size-asian="10pt" style:font-weight-asian="bold" style:font-size-complex="10pt" style:font-weight-complex="bold"/>
    </style:style>
    <style:style style:name="T7" style:family="text">
      <style:text-properties fo:font-size="10pt" style:text-underline-style="solid" style:text-underline-width="auto" style:text-underline-color="font-color" fo:font-weight="bold" officeooo:rsid="00c15205" style:font-size-asian="10pt" style:font-weight-asian="bold" style:font-size-complex="10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b610bd" style:font-size-asian="12pt" style:font-weight-asian="normal" style:font-size-complex="12pt" style:font-weight-complex="normal"/>
    </style:style>
    <style:style style:name="T10" style:family="text">
      <style:text-properties fo:font-size="12pt" style:text-underline-style="none" fo:font-weight="normal" officeooo:rsid="00b610bd" style:font-size-asian="12pt" style:font-weight-asian="normal" style:font-size-complex="12pt" style:font-weight-complex="normal"/>
    </style:style>
    <style:style style:name="T11" style:family="text">
      <style:text-properties fo:font-size="12pt" style:text-underline-style="none" fo:font-weight="normal" officeooo:rsid="00ba3087" style:font-size-asian="12pt" style:font-weight-asian="normal" style:font-size-complex="12pt" style:font-weight-complex="normal"/>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size="13pt" style:font-size-asian="13pt" style:font-size-complex="13pt"/>
    </style:style>
    <style:style style:name="T14" style:family="text">
      <style:text-properties fo:font-weight="bold" style:font-weight-asian="bold" style:font-weight-complex="bold"/>
    </style:style>
    <style:style style:name="T15" style:family="text">
      <style:text-properties officeooo:rsid="009dd550" style:font-size-asian="10pt"/>
    </style:style>
    <style:style style:name="T16" style:family="text">
      <style:text-properties officeooo:rsid="00c0b512" style:font-size-asian="10pt"/>
    </style:style>
    <style:style style:name="fr1" style:family="graphic" style:parent-style-name="Frame">
      <style:graphic-properties style:vertical-pos="top" style:vertical-rel="baseline" draw:fill-image-width="0cm" draw:fill-image-height="0cm" style:shadow="none" draw:shadow-opacity="100%">
        <style:columns fo:column-count="1" fo:column-gap="0cm"/>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name" text:name="py3o.o.name"/>
        <text:user-field-decl office:value-type="string" office:string-value="o.email" text:name="py3o.o.email"/>
        <text:user-field-decl office:value-type="string" office:string-value="o.mobile" text:name="py3o.o.mobile"/>
        <text:user-field-decl office:value-type="string" office:string-value="line.name" text:name="py3o.line.name"/>
      </text:user-field-decls>
      <text:p text:style-name="P2"><draw:frame draw:style-name="fr1" draw:name="py3o.image(o.image_medium, 'png', width='2cm', height='3cm', isb64=True)" text:anchor-type="as-char" svg:width="2cm" draw:z-index="1"><draw:text-box fo:min-height="2.275cm"><text:p text:style-name="Frame_20_contents"/></draw:text-box></draw:frame></text:p>
      <text:p text:style-name="P2"><text:user-field-get text:name="py3o.o.name">o.name</text:user-field-get></text:p>
      <text:p text:style-name="P3"/>
      <text:p text:style-name="P3"/>
      <text:p text:style-name="Text_20_body">Lorem ipsum dolor sit amet, consectetur adipiscing elit. Mauris eget nibh nibh. Nam dictum pellentesque est, placerat placerat ipsum tincidunt ac. Etiam venenatis semper lectus eu volutpat. Nam ultrices turpis id elit faucibus, sed euismod neque scelerisque. Phasellus nec velit semper elit condimentum ultrices ut vel augue. <text:s/>Phasellus euismod nunc velit, vitae malesuada dolor aliquet vel. Maecenas vulputate, mi quis mattis vehicula, est nisi finibus nisl, id molestie diam velit et risus. Proin efficitur sem orci. Fusce efficitur faucibus urna ac pulvinar. Aliquam nec elementum turpis. Integer malesuada, nisi sed vulputate mollis, lacus odio consectetur tortor, sed cursus sapien est vel metus. Nulla at sem ac metus semper faucibus. Nunc maximus dictum dui quis maximus. </text:p>
      <text:p text:style-name="Text_20_body">Proin at vulputate augue. Curabitur pharetra dignissim massa, eu porttitor tortor gravida a. Vivamus pulvinar accumsan risus eget dictum. Vestibulum in felis at leo pellentesque rhoncus at sit amet ipsum. Duis posuere augue tincidunt, blandit urna at, faucibus metus. Duis efficitur nisi et orci rutrum, eget sollicitudin nisi vestibulum. Quisque porttitor sapien quis egestas laoreet. Fusce tincidunt risus sit amet ante dapibus, <text:s/>eget fermentum est faucibus. Quisque dictum tortor ligula, vel placerat lorem congue vitae. </text:p>
      <text:p text:style-name="P8">Aliquam ac interdum nisi, efficitur laoreet sapien. <text:span text:style-name="T7"><text:user-field-get text:name="py3o.o.mobile">o.mobile</text:user-field-get></text:span> Morbi hendrerit sem vitae tincidunt ultricies. Maecenas placerat tortor vel odio ultrices feugiat. Morbi tempor tellus ac nulla consequat, nec dictum velit facilisis. Aliquam feugiat ex eget enim elementum vehicula. Sed mollis tincidunt semper. Pellentesque elementum neque ut dolor accumsan, nec elementum mi sagittis. Nulla vitae ex quis nulla aliquam vulputate. </text:p>
      <text:p text:style-name="P7">Contacts:</text:p>
      <text:p text:style-name="P10"><text:a xlink:type="simple" xlink:href="py3o://for=%22line%20in%20o.child_ids%22" text:style-name="Internet_20_link" text:visited-style-name="Visited_20_Internet_20_Link"><text:span text:style-name="T6">for="line in o.child_ids"</text:span></text:a></text:p>
      <text:p text:style-name="P9"><text:span text:style-name="T15"><text:user-field-get text:name="py3o.line.name">line.name</text:user-field-get></text:span></text:p>
      <text:p text:style-name="P9"><text:a xlink:type="simple" xlink:href="py3o:///for" text:style-name="Internet_20_link" text:visited-style-name="Visited_20_Internet_20_Link"><text:span text:style-name="T15">/for</text:span></text:a></text:p>
      <text:p text:style-name="P3"/>
      <text:p text:style-name="P5"><text:user-field-get text:name="py3o.o.email">o.email</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T1" style:family="text">
      <style:text-properties officeooo:rsid="00a51477"/>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y="-1.619cm" svg:width="4.937cm" svg:height="2.087cm" draw:z-index="0"><draw:image xlink:href="Pictures/10000201000001AA000000B4FB0793EC51971BC2.png" xlink:type="simple" xlink:show="embed" xlink:actuate="onLoad"/></draw:frame></text:p>
      </style:header>
      <style:footer>
        <text:p text:style-name="Footer"><text:span text:style-name="MT1">Page: </text:span><text:span text:style-name="MT1"><text:page-number text:select-page="current">1</text:page-number></text:span><text:span text:style-name="MT1"> </text:span>/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4.2$Linux_X86_64 LibreOffice_project/10m0$Build-2</meta:generator>
    <dc:date>2017-04-18T01:06:41.237715207</dc:date>
    <meta:editing-duration>P2DT7H8M30S</meta:editing-duration>
    <meta:editing-cycles>163</meta:editing-cycles>
    <meta:document-statistic meta:table-count="0" meta:image-count="1" meta:object-count="0" meta:page-count="1" meta:paragraph-count="11" meta:word-count="261" meta:character-count="1800" meta:non-whitespace-character-count="1544"/>
  </office:meta>
</office:document-meta>
</file>